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2" style:parent-style-name="Normale" style:family="paragraph">
      <style:paragraph-properties fo:margin-top="0.0694in" fo:margin-bottom="0.0694in" fo:line-height="100%"/>
    </style:style>
    <style:style style:name="T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8"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9"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0"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1"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h text:style-name="P1" text:outline-level="3">Quicksort Randomizzato</text:h>
      <text:p text:style-name="P2"><text:span text:style-name="T3">Il Quicksort randomizzato è una variante dell'algoritmo Quicksort che utilizza la casualità per evitare situazioni sfavorevoli, come l'ordinamento di un array già ordinato, che porterebbero a un tempo di esecuzione quadratico.<text:s/></text:span><text:span text:style-name="T4">La modifica principale riguarda la scelta del pivot, che viene selezionato casualmente in modo uniforme ed equiprobabile nell'intervallo [sinistra...destra]</text:span><text:span text:style-name="T5">. Questo rende l'algoritmo più robusto e garantisce un tempo medio di esecuzione di O(n logn), indipendentemente dalla distribuzione iniziale degli elementi nell'array.</text:span></text:p>
      <text:p text:style-name="P6">Per analizzare il tempo medio del Quicksort randomizzato, si considera la suddivisione dell'intervallo [sinistra...destra] in quattro zone di uguale lunghezza. Se il rango, determinato dalla posizione casuale del pivot, ricade nella seconda o terza zona (rango interno), la distribuzione è bilanciata, con al massimo n/4 elementi da una parte e 3n/4 dall'altra. In questo caso, il costo medio è al più T(n) = T(n/4) + T(3n/4) + c2n. Se invece il rango ricade nella prima o ultima zona (rango esterno), la distribuzione è sbilanciata e il costo medio può essere T(n) = T(n-1) + c1n.</text:p>
      <text:p text:style-name="P7">Considerando che i due eventi (rango interno ed esterno) sono equiprobabili, il costo medio generale può essere espresso come una combinazione lineare dei due casi. Attraverso una serie di passaggi matematici, si dimostra che il tempo medio di esecuzione del Quicksort randomizzato è O(n logn).</text:p>
      <text:h text:style-name="P8" text:outline-level="3">Liste Randomizzate e Dizionari</text:h>
      <text:p text:style-name="P9">Le liste a salti (skip list) sono una struttura dati probabilistica basata su più liste concatenate ordinate. Ogni livello della skip list contiene un sottoinsieme degli elementi del livello inferiore, con l'elemento minimo e massimo presenti in tutti i livelli. L'altezza di un livello è determinata dalla massima potenza di 2 che divide l'indice dell'elemento nella lista di livello 0. L'altezza massima della skip list è logaritmica rispetto al numero di elementi.</text:p>
      <text:p text:style-name="P10">L'inserimento in una skip list utilizza la casualità per decidere a quali livelli inserire una copia del nuovo elemento. Questo processo, simile al lancio di una moneta, garantisce con alta probabilità un'altezza media logaritmica e quindi un tempo medio di ricerca e inserimento logaritmico.</text:p>
      <text:p text:style-name="P11">Le skip list offrono un vantaggio in termini di prestazioni rispetto alle liste ordinate tradizionali, specialmente per operazioni di ricerca, inserimento e cancellazione.</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25T09:19:00Z</meta:creation-date>
    <dc:date>2024-06-25T09:19:00Z</dc:date>
    <meta:template xlink:href="Normal" xlink:type="simple"/>
    <meta:editing-cycles>1</meta:editing-cycles>
    <meta:editing-duration>PT0S</meta:editing-duration>
    <meta:document-statistic meta:page-count="1" meta:paragraph-count="4" meta:word-count="360" meta:character-count="2413" meta:row-count="17" meta:non-whitespace-character-count="2057"/>
  </office:meta>
</office:document-meta>
</file>